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 office:value-type="string">
            <text:p>Map327</text:p>
          </table:table-cell>
          <table:table-cell table:style-name="ce0"/>
          <table:table-cell table:style-name="ce0" office:value-type="string">
            <text:p>*glug... glug... glug... glug...*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3T21:33:42+01:00</meta:creation-date>
    <dc:date>2020-01-03T21:33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